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Roboto" svg:font-family="Roboto, Arial, sans-serif"/>
    <style:font-face style:name="Tahoma" svg:font-family="Tahoma"/>
    <style:font-face style:name="arial" svg:font-family="arial, sans-serif"/>
    <style:font-face style:name="Arial2" svg:font-family="Arial" style:font-family-generic="swiss"/>
    <style:font-face style:name="Andale Sans UI" svg:font-family="'Andale Sans UI'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 style:master-page-name="Standard">
      <style:table-properties style:width="27.7cm" style:page-number="auto" table:align="left" style:writing-mode="lr-tb"/>
    </style:style>
    <style:style style:name="Tabella1.A" style:family="table-column">
      <style:table-column-properties style:column-width="2.134cm"/>
    </style:style>
    <style:style style:name="Tabella1.B" style:family="table-column">
      <style:table-column-properties style:column-width="2.081cm"/>
    </style:style>
    <style:style style:name="Tabella1.C" style:family="table-column">
      <style:table-column-properties style:column-width="4.752cm"/>
    </style:style>
    <style:style style:name="Tabella1.D" style:family="table-column">
      <style:table-column-properties style:column-width="2.223cm"/>
    </style:style>
    <style:style style:name="Tabella1.E" style:family="table-column">
      <style:table-column-properties style:column-width="2.249cm"/>
    </style:style>
    <style:style style:name="Tabella1.F" style:family="table-column">
      <style:table-column-properties style:column-width="4.607cm"/>
    </style:style>
    <style:style style:name="Tabella1.G" style:family="table-column">
      <style:table-column-properties style:column-width="5.502cm"/>
    </style:style>
    <style:style style:name="Tabella1.H" style:family="table-column">
      <style:table-column-properties style:column-width="4.15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="0.1pt solid #000000" style:writing-mode="lr-tb"/>
    </style:style>
    <style:style style:name="Tabella1.2" style:family="table-row">
      <style:table-row-properties style:min-row-height="1.212cm" fo:keep-together="auto"/>
    </style:style>
    <style:style style:name="Tabel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1.H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1.A6" style:family="table-cell">
      <style:table-cell-properties style:vertical-align="top" fo:padding="0.097cm" fo:border-left="0.1pt solid #000000" fo:border-right="0.1pt solid #000000" fo:border-top="0.1pt solid #000000" fo:border-bottom="none" style:writing-mode="lr-tb"/>
    </style:style>
    <style:style style:name="P1" style:family="paragraph" style:parent-style-name="Standard">
      <style:paragraph-properties style:snap-to-layout-grid="false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snap-to-layout-grid="false"/>
      <style:text-properties fo:color="#0000ff" loext:opacity="100%" fo:font-weight="normal" style:font-weight-asian="normal" style:font-weight-complex="normal"/>
    </style:style>
    <style:style style:name="P5" style:family="paragraph" style:parent-style-name="Standard">
      <style:paragraph-properties style:snap-to-layout-grid="false"/>
      <style:text-properties fo:color="#0000ff" loext:opacity="100%" fo:font-weight="bold" style:font-weight-asian="bold" style:font-weight-complex="bold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 style:list-style-name="">
      <style:paragraph-properties fo:margin-left="0cm" fo:margin-right="0cm" fo:text-indent="0cm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8" style:family="paragraph" style:parent-style-name="Table_20_Contents_20__28_user_29_">
      <style:paragraph-properties fo:text-align="center" style:justify-single-word="false"/>
    </style:style>
    <style:style style:name="P9" style:family="paragraph" style:parent-style-name="Table_20_Contents_20__28_user_29_" style:list-style-name="WW8Num1">
      <style:paragraph-properties fo:text-align="center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officeooo:paragraph-rsid="00046110"/>
    </style:style>
    <style:style style:name="P11" style:family="paragraph" style:parent-style-name="Table_20_Contents_20__28_user_29_">
      <style:paragraph-properties fo:text-align="center" style:justify-single-word="false"/>
      <style:text-properties officeooo:paragraph-rsid="0005d6fa"/>
    </style:style>
    <style:style style:name="P12" style:family="paragraph" style:parent-style-name="Table_20_Contents_20__28_user_29_">
      <style:paragraph-properties fo:text-align="center" style:justify-single-word="false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_20__28_user_29_">
      <style:paragraph-properties fo:text-align="center" style:justify-single-word="false"/>
      <style:text-properties fo:color="#000000" loext:opacity="100%" fo:font-size="12pt" fo:font-weight="normal" officeooo:rsid="0005d6fa" officeooo:paragraph-rsid="0005d6fa" style:font-size-asian="12pt" style:font-weight-asian="normal" style:font-size-complex="12pt" style:font-weight-complex="normal"/>
    </style:style>
    <style:style style:name="P14" style:family="paragraph" style:parent-style-name="Table_20_Contents_20__28_user_29_">
      <style:paragraph-properties fo:text-align="start" style:justify-single-word="false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_20__28_user_29_">
      <style:paragraph-properties fo:text-align="center" style:justify-single-word="false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_20__28_user_29_">
      <style:paragraph-properties fo:text-align="center" style:justify-single-word="false"/>
      <style:text-properties fo:color="#000000" loext:opacity="100%" fo:font-size="9pt" fo:font-weight="normal" officeooo:rsid="0005d6fa" officeooo:paragraph-rsid="0005d6fa" style:font-size-asian="9pt" style:font-weight-asian="normal" style:font-size-complex="9pt" style:font-weight-complex="normal"/>
    </style:style>
    <style:style style:name="P17" style:family="paragraph" style:parent-style-name="Table_20_Contents_20__28_user_29_">
      <style:paragraph-properties fo:text-align="center" style:justify-single-word="false"/>
      <style:text-properties fo:color="#000000" loext:opacity="100%" style:font-name="Times New Roman" fo:font-size="9pt" fo:language="zxx" fo:country="none" fo:font-weight="normal" officeooo:rsid="00063dff" officeooo:paragraph-rsid="00063dff" style:letter-kerning="true" style:font-name-asian="Andale Sans UI" style:font-size-asian="9pt" style:language-asian="zxx" style:country-asian="none" style:font-weight-asian="normal" style:font-name-complex="Tahoma1" style:font-size-complex="9pt" style:language-complex="zxx" style:country-complex="none" style:font-weight-complex="normal"/>
    </style:style>
    <style:style style:name="P18" style:family="paragraph" style:parent-style-name="Table_20_Contents_20__28_user_29_">
      <style:paragraph-properties fo:text-align="start" style:justify-single-word="false"/>
      <style:text-properties fo:color="#000000" loext:opacity="100%" style:text-position="0% 100%" fo:font-size="8pt" fo:font-weight="normal" officeooo:rsid="000aba34" officeooo:paragraph-rsid="000aba34" style:font-size-asian="8pt" style:font-weight-asian="normal" style:font-size-complex="8pt" style:font-weight-complex="normal"/>
    </style:style>
    <style:style style:name="P19" style:family="paragraph" style:parent-style-name="Table_20_Contents_20__28_user_29_">
      <style:paragraph-properties fo:text-align="start" style:justify-single-word="false" style:snap-to-layout-grid="false"/>
      <style:text-properties fo:color="#000000" loext:opacity="100%" style:text-position="0% 100%" fo:font-size="8pt" fo:font-weight="normal" officeooo:rsid="000aba34" officeooo:paragraph-rsid="000be793" style:font-size-asian="8pt" style:font-weight-asian="normal" style:font-size-complex="8pt" style:font-weight-complex="normal"/>
    </style:style>
    <style:style style:name="P20" style:family="paragraph" style:parent-style-name="Table_20_Contents_20__28_user_29_">
      <style:paragraph-properties fo:text-align="start" style:justify-single-word="false" style:snap-to-layout-grid="false"/>
      <style:text-properties fo:color="#000000" loext:opacity="100%" style:text-position="0% 100%" fo:font-size="8pt" fo:font-weight="normal" officeooo:rsid="000aba34" officeooo:paragraph-rsid="000c22b4" style:font-size-asian="8pt" style:font-weight-asian="normal" style:font-size-complex="8pt" style:font-weight-complex="normal"/>
    </style:style>
    <style:style style:name="P21" style:family="paragraph" style:parent-style-name="Table_20_Contents_20__28_user_29_">
      <style:paragraph-properties fo:text-align="center" style:justify-single-word="false"/>
      <style:text-properties fo:color="#0000ff" loext:opacity="100%" fo:font-weight="bold" style:font-weight-asian="bold" style:font-weight-complex="bold"/>
    </style:style>
    <style:style style:name="P22" style:family="paragraph" style:parent-style-name="Table_20_Contents_20__28_user_29_">
      <style:paragraph-properties fo:text-align="center" style:justify-single-word="false"/>
      <style:text-properties fo:color="#0000ff" loext:opacity="100%" fo:font-size="11pt" fo:font-weight="normal" style:font-size-asian="11pt" style:font-weight-asian="normal" style:font-size-complex="11pt" style:font-weight-complex="normal"/>
    </style:style>
    <style:style style:name="P23" style:family="paragraph" style:parent-style-name="Table_20_Contents_20__28_user_29_">
      <style:paragraph-properties fo:text-align="center" style:justify-single-word="false"/>
      <style:text-properties fo:color="#0000ff" loext:opacity="100%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_20__28_user_29_">
      <style:paragraph-properties fo:text-align="center" style:justify-single-word="false"/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_20__28_user_29_">
      <style:paragraph-properties fo:text-align="center" style:justify-single-word="false"/>
      <style:text-properties fo:color="#0000ff" loext:opacity="100%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_20__28_user_29_">
      <style:paragraph-properties fo:text-align="center" style:justify-single-word="false"/>
      <style:text-properties fo:color="#0000ff" loext:opacity="100%" style:text-position="sub 58%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_20__28_user_29_">
      <style:paragraph-properties fo:text-align="center" style:justify-single-word="false"/>
      <style:text-properties fo:color="#0000ff" loext:opacity="100%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_20__28_user_29_">
      <style:paragraph-properties fo:text-align="center" style:justify-single-word="false"/>
      <style:text-properties fo:color="#6666ff" loext:opacity="100%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_20__28_user_29_">
      <style:paragraph-properties fo:text-align="center" style:justify-single-word="false"/>
      <style:text-properties fo:color="#3333ff" loext:opacity="100%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_20__28_user_29_">
      <style:paragraph-properties fo:text-align="center" style:justify-single-word="false"/>
      <style:text-properties fo:color="#009933" loext:opacity="100%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_20__28_user_29_">
      <style:paragraph-properties fo:text-align="start" style:justify-single-word="false"/>
    </style:style>
    <style:style style:name="P32" style:family="paragraph" style:parent-style-name="Table_20_Contents_20__28_user_29_">
      <style:paragraph-properties fo:text-align="start" style:justify-single-word="false"/>
      <style:text-properties officeooo:paragraph-rsid="000ab3a1"/>
    </style:style>
    <style:style style:name="P33" style:family="paragraph" style:parent-style-name="Table_20_Contents_20__28_user_29_">
      <style:paragraph-properties fo:text-align="start" style:justify-single-word="false"/>
      <style:text-properties fo:color="#ff3333" loext:opacity="100%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_20__28_user_29_">
      <style:text-properties officeooo:paragraph-rsid="00089f5a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T1" style:family="text">
      <style:text-properties fo:color="#cc0000" loext:opacity="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cc0000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cc0000" loext:opacity="100%" style:font-name="Times New Roman" fo:font-size="14pt" fo:language="zxx" fo:country="none" fo:font-weight="bold" officeooo:rsid="00046110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/>
    </style:style>
    <style:style style:name="T4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loext:opacity="100%" fo:font-size="10pt" fo:font-weight="normal" officeooo:rsid="000a1a1e" style:font-size-asian="10pt" style:font-weight-asian="normal" style:font-size-complex="10pt" style:font-weight-complex="normal"/>
    </style:style>
    <style:style style:name="T8" style:family="text">
      <style:text-properties fo:color="#000000" loext:opacity="100%" fo:font-size="10pt" fo:font-weight="normal" officeooo:rsid="000ab3a1" style:font-size-asian="10pt" style:font-weight-asian="normal" style:font-size-complex="10pt" style:font-weight-complex="normal"/>
    </style:style>
    <style:style style:name="T9" style:family="text">
      <style:text-properties fo:color="#000000" loext:opacity="100%" fo:font-size="10pt" fo:font-weight="normal" officeooo:rsid="000c22b4" style:font-size-asian="10pt" style:font-weight-asian="normal" style:font-size-complex="10pt" style:font-weight-complex="normal"/>
    </style:style>
    <style:style style:name="T10" style:family="text">
      <style:text-properties fo:color="#000000" loext:opacity="100%" fo:font-size="9pt" fo:font-weight="normal" officeooo:rsid="0005d6fa" style:font-size-asian="9pt" style:font-weight-asian="normal" style:font-size-complex="9pt" style:font-weight-complex="normal"/>
    </style:style>
    <style:style style:name="T11" style:family="text">
      <style:text-properties fo:color="#000000" loext:opacity="100%" style:font-name="Times New Roman" fo:font-size="10pt" fo:language="zxx" fo:country="none" fo:font-weight="normal" officeooo:rsid="000a1a1e" style:letter-kerning="true" style:font-name-asian="Andale Sans UI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T12" style:family="text">
      <style:text-properties fo:color="#000000" loext:opacity="100%" style:font-name="Times New Roman" fo:font-size="10pt" fo:language="zxx" fo:country="none" fo:font-weight="normal" officeooo:rsid="000ab3a1" style:letter-kerning="true" style:font-name-asian="Andale Sans UI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T13" style:family="text">
      <style:text-properties fo:color="#ff33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3300" loext:opacity="100%" style:font-name="Times New Roman" fo:font-size="14pt" fo:language="zxx" fo:country="none" fo:font-weight="bold" officeooo:rsid="00046110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/>
    </style:style>
    <style:style style:name="T15" style:family="text">
      <style:text-properties fo:color="#0000ff" loext:opacity="100%" fo:font-weight="bold" style:font-weight-asian="bold" style:font-weight-complex="bold"/>
    </style:style>
    <style:style style:name="T16" style:family="text">
      <style:text-properties fo:color="#0000ff" loext:opacity="100%" fo:font-weight="normal" style:font-weight-asian="normal" style:font-weight-complex="normal"/>
    </style:style>
    <style:style style:name="T17" style:family="text">
      <style:text-properties fo:color="#0000ff" loext:opacity="100%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ff" loext:opacity="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ff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0000ff" loext:opacity="100%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ff" loext:opacity="100%" fo:font-size="8pt" fo:font-weight="normal" style:font-size-asian="8pt" style:font-weight-asian="normal" style:font-size-complex="8pt" style:font-weight-complex="normal"/>
    </style:style>
    <style:style style:name="T24" style:family="text">
      <style:text-properties fo:color="#3333ff" loext:opacity="100%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3333ff" loext:opacity="100%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6666ff" loext:opacity="100%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6666ff" loext:opacity="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6666ff" loext:opacity="100%"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6666ff" loext:opacity="100%" fo:font-size="10pt" fo:font-weight="bold" officeooo:rsid="00046110" style:font-size-asian="10pt" style:font-weight-asian="bold" style:font-size-complex="10pt" style:font-weight-complex="bold"/>
    </style:style>
    <style:style style:name="T30" style:family="text">
      <style:text-properties fo:color="#6666ff" loext:opacity="100%" fo:font-weight="bold" style:font-weight-asian="bold" style:font-weight-complex="bold"/>
    </style:style>
    <style:style style:name="T31" style:family="text">
      <style:text-properties fo:color="#009933" loext:opacity="100%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text-position="sub 58%"/>
    </style:style>
    <style:style style:name="T34" style:family="text">
      <style:text-properties fo:color="#0066cc" loext:opacity="100%"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787d85" loext:opacity="100%" fo:font-size="12pt" fo:letter-spacing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787d85" loext:opacity="100%" fo:font-size="12pt" fo:letter-spacing="normal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787d85" loext:opacity="100%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T38" style:family="text">
      <style:text-properties fo:font-variant="normal" fo:text-transform="none" fo:color="#787d85" loext:opacity="100%" fo:font-size="12pt" fo:letter-spacing="normal" fo:font-style="normal" fo:font-weight="normal" officeooo:rsid="00088c2d" style:font-size-asian="12pt" style:font-style-asian="normal" style:font-weight-asian="normal" style:font-size-complex="12pt" style:font-weight-complex="bold"/>
    </style:style>
    <style:style style:name="T39" style:family="text">
      <style:text-properties fo:font-variant="normal" fo:text-transform="none" fo:color="#787d85" loext:opacity="100%" fo:font-size="12pt" fo:letter-spacing="normal" fo:font-style="normal" fo:font-weight="normal" officeooo:rsid="00089f5a" style:font-size-asian="12pt" style:font-style-asian="normal" style:font-weight-asian="normal" style:font-size-complex="12pt" style:font-weight-complex="bold"/>
    </style:style>
    <style:style style:name="T40" style:family="text">
      <style:text-properties fo:font-variant="normal" fo:text-transform="none" fo:color="#787d85" loext:opacity="100%" fo:font-size="12pt" fo:letter-spacing="normal" fo:font-style="normal" fo:font-weight="normal" officeooo:rsid="00088c2d" style:font-size-asian="12pt" style:font-style-asian="normal" style:font-weight-asian="normal" style:font-size-complex="12pt" style:font-weight-complex="normal"/>
    </style:style>
    <style:style style:name="T41" style:family="text">
      <style:text-properties fo:font-variant="normal" fo:text-transform="none" fo:color="#787d85" loext:opacity="100%" fo:font-size="12pt" fo:letter-spacing="normal" fo:font-style="normal" fo:font-weight="normal" officeooo:rsid="00089f5a" style:font-size-asian="12pt" style:font-style-asian="normal" style:font-weight-asian="normal" style:font-size-complex="12pt" style:font-weight-complex="normal"/>
    </style:style>
    <style:style style:name="T42" style:family="text">
      <style:text-properties fo:font-variant="normal" fo:text-transform="none" fo:color="#787d85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43" style:family="text">
      <style:text-properties fo:font-variant="normal" fo:text-transform="none" fo:color="#ff00cc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44" style:family="text">
      <style:text-properties fo:font-variant="normal" fo:text-transform="none" fo:color="#ff00cc" loext:opacity="100%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T45" style:family="text">
      <style:text-properties fo:font-variant="normal" fo:text-transform="none" fo:color="#ff00cc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46" style:family="text">
      <style:text-properties fo:font-variant="normal" fo:text-transform="none" fo:color="#009933" loext:opacity="100%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T47" style:family="text">
      <style:text-properties fo:font-variant="normal" fo:text-transform="none" fo:color="#009933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48" style:family="text">
      <style:text-properties fo:color="#ff3333" loext:opacity="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ff3333" loext:opacity="100%"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color="#cc3300" loext:opacity="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officeooo:rsid="00063dff"/>
    </style:style>
    <style:style style:name="T53" style:family="text">
      <style:text-properties officeooo:rsid="00089f5a"/>
    </style:style>
    <style:style style:name="T54" style:family="text">
      <style:text-properties style:font-name="Times New Roman" fo:language="zxx" fo:country="none" style:letter-kerning="true" style:font-name-asian="Andale Sans UI" style:language-asian="zxx" style:country-asian="none" style:font-name-complex="Tahoma1" style:language-complex="zxx" style:country-complex="none"/>
    </style:style>
    <style:style style:name="T55" style:family="text">
      <style:text-properties officeooo:rsid="000be793"/>
    </style:style>
    <style:style style:name="T56" style:family="text">
      <style:text-properties officeooo:rsid="000c22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table:number-columns-spanned="8" office:value-type="string">
            <text:p text:style-name="P10"><text:span text:style-name="T3">DIVERSO NON STONA</text:span></text:p>
            <text:p text:style-name="P10"><text:span text:style-name="T14">Ai diversi che vivono normalmente e ai normali che pensano diversamente</text:span><text:span text:style-name="T1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rows-spanned="4" office:value-type="string">
            <text:p text:style-name="P21">Cosa si intende realizzare</text:p>
            <text:p text:style-name="P21">e con chi? </text:p>
            <text:p text:style-name="P21"/>
            <text:p text:style-name="P21"/>
            <text:p text:style-name="P22"/>
            <text:p text:style-name="P11"><text:span text:style-name="T10">Un progetto inclusivo con la partecipazione degli alunni delle classi <text:s/>2°I e 2°L della scuola media statale "A.Serena" di Treviso</text:span></text:p>
          </table:table-cell>
          <table:table-cell table:style-name="Tabella1.A2" table:number-rows-spanned="4" office:value-type="string">
            <text:p text:style-name="P21">Perchè?</text:p>
            <text:p text:style-name="P21"/>
            <text:p text:style-name="P28">Risorse</text:p>
            <text:p text:style-name="P8"><text:span text:style-name="T24">disponibili</text:span></text:p>
            <text:p text:style-name="P12"/>
            <text:p text:style-name="P13"/>
            <text:p text:style-name="P16">Diversità psico-motorie <text:span text:style-name="T52">degli alunni coinvolti</text:span>. Capacità di arrangiamento musicale del docente</text:p>
            <text:p text:style-name="P29"/>
            <text:p text:style-name="P8"><text:span text:style-name="T25">B</text:span><text:span text:style-name="T26">isogni-richieste</text:span><text:span text:style-name="T4"> </text:span><text:span text:style-name="T24">rilevati</text:span></text:p>
            <text:p text:style-name="P8"><text:span text:style-name="T19"/></text:p>
            <text:p text:style-name="P17">Necesssità di affermare che ognuno, in base alle proprie possibilità, può avere un ruolo fondamentale in un progetto collettivo</text:p>
          </table:table-cell>
          <table:table-cell table:style-name="Tabella1.A2" table:number-columns-spanned="3" office:value-type="string">
            <text:p text:style-name="P21">Come? </text:p>
            <text:p text:style-name="P21">(Tempistica - Articolazione)</text:p>
          </table:table-cell>
          <table:covered-table-cell/>
          <table:covered-table-cell/>
          <table:table-cell table:style-name="Tabella1.A2" office:value-type="string">
            <text:p text:style-name="P21">In vista di quali competenze trasversali?</text:p>
            <text:p text:style-name="P30"><text:span text:style-name="T15"/></text:p>
          </table:table-cell>
          <table:table-cell table:style-name="Tabella1.A2" office:value-type="string">
            <text:p text:style-name="P21">E di quali competenze specifiche?</text:p>
          </table:table-cell>
          <table:table-cell table:style-name="Tabella1.H2" table:number-rows-spanned="4" office:value-type="string">
            <text:p text:style-name="P21">Processi valutati *</text:p>
            <text:p text:style-name="P23"><text:span text:style-name="T17"/></text:p>
            <text:p text:style-name="P23"><text:span text:style-name="T17"/></text:p>
            <text:p text:style-name="P23"><text:span text:style-name="T17"/></text:p>
            <text:p text:style-name="P14">- <text:span text:style-name="T53">capacità di letto-scrittura musicale</text:span></text:p>
            <text:p text:style-name="P31"><text:span text:style-name="T6">- </text:span><text:span text:style-name="T7">orrganizzazione delle esperienze in procedure e schemi mentali per l'orientamento in situzioni simili</text:span></text:p>
            <text:p text:style-name="P31"><text:span text:style-name="T7">- predisposizione alla collaborazione </text:span><text:span text:style-name="T8">e alla condivisione</text:span></text:p>
            <text:p text:style-name="P31"><text:span text:style-name="T7">- acquisizione del senso di solidarietà e di rispetto</text:span></text:p>
            <text:p text:style-name="P31"><text:span text:style-name="T7">- </text:span><text:span text:style-name="T11">motivazione nell'esplorare</text:span><text:span text:style-name="T7"> i materiali musicali a disposizione </text:span><text:span text:style-name="T11">utilizzandoli</text:span><text:span text:style-name="T7"> con creatività</text:span></text:p>
            <text:p text:style-name="P31"><text:span text:style-name="T7">- evoluzione della risonanza rispetto al progetto e al proprio ruolo</text:span></text:p>
            <text:p text:style-name="P32"><text:span text:style-name="T7">- </text:span><text:span text:style-name="T8">edificazione di un "monumento" culturale/sentimentale/sociale</text:span></text:p>
            <text:p text:style-name="P32"><text:span text:style-name="T8">- padronanza dello strumento </text:span><text:span text:style-name="T9">musicale</text:span></text:p>
            <text:p text:style-name="P32"><text:span text:style-name="T8">- individuazione del tempo giusto in cui agire</text:span></text:p>
            <text:p text:style-name="P32"><text:span text:style-name="T8">- adattamento ad un contesto colletivo</text:span></text:p>
            <text:p text:style-name="P32"><text:span text:style-name="T8">- proposta di idee, alternative </text:span><text:span text:style-name="T12">o</text:span><text:span text:style-name="T8"> integrazioni</text:span></text:p>
          </table:table-cell>
        </table:table-row>
        <table:table-row table:style-name="Tabella1.1">
          <table:covered-table-cell/>
          <table:covered-table-cell/>
          <table:table-cell table:style-name="Tabella1.A2" office:value-type="string">
            <text:p text:style-name="P3"><text:span text:style-name="Emphasis"><text:span text:style-name="T18">Fase 1</text:span></text:span></text:p>
            <text:p text:style-name="P3"><text:span text:style-name="T5">Predisposizione di un ambiente (materiali e attività) in cui i partecipanti possano </text:span><text:span text:style-name="T1">Esplorare</text:span><text:span text:style-name="T5"> = perlustrare e cominciare a conoscere il tema del progetto </text:span></text:p>
          </table:table-cell>
          <table:table-cell table:style-name="Tabella1.A2" office:value-type="string">
            <text:p text:style-name="P24">Azioni del docente</text:p>
            <text:p text:style-name="P18"><text:span text:style-name="T53">- f</text:span>ar ascoltare il brano scelto nella sua versione originale.</text:p>
            <text:p text:style-name="P18">- comprendere le possibilità di ogni singolo indagando <text:span text:style-name="T54">tra le </text:span>sue volontà e necessità intinseche</text:p>
            <text:p text:style-name="P26"/>
          </table:table-cell>
          <table:table-cell table:style-name="Tabella1.A2" office:value-type="string">
            <text:p text:style-name="P24">Azioni degli allievi </text:p>
            <text:p text:style-name="P18"><text:span text:style-name="T53">- </text:span>proposta di idee inerenti al tema del progetto</text:p>
            <text:p text:style-name="P18">- predisposizione alla comprensione delle diversità del prossimo, <text:span text:style-name="T55">accettando il tema del progetto come un percorso da perseguire</text:span> </text:p>
            <text:p text:style-name="P27"/>
          </table:table-cell>
          <table:table-cell table:style-name="Tabella1.A2" table:number-rows-spanned="3" office:value-type="string">
            <text:p text:style-name="P34"><text:span text:style-name="T35">1</text:span><text:span text:style-name="T36">.</text:span><text:span text:style-name="T37">competenza </text:span><text:span text:style-name="T42">alfabetica funzionale</text:span><text:span text:style-name="T37">; </text:span><text:span text:style-name="T40">il progetto offre la possibilità di sperimetare le capacità di individuare, comprendere, esprimere, creare e interpretare concetti sociali e musicali in forma sia </text:span><text:span text:style-name="T41">teorica che pratica. </text:span><text:span text:style-name="T34"><text:line-break/><text:line-break/></text:span><text:span text:style-name="T35">5. </text:span><text:span text:style-name="T43">competenza </text:span><text:span text:style-name="T45">personale, sociale</text:span><text:span text:style-name="T43"> e capacità di </text:span><text:span text:style-name="T45">imparare ad imparare</text:span><text:span text:style-name="T44">; </text:span><text:span text:style-name="T39">l'assegnazione di ruoli personalizzati in base alle possibilità/virtù dei singoli favorirà la motivazione generale stimolando la collaborazione e l'apprendimento.</text:span><text:span text:style-name="T34"><text:line-break/><text:line-break/></text:span><text:span text:style-name="T35">7. </text:span><text:span text:style-name="T46">competenza </text:span><text:span text:style-name="T47">imprenditoriale</text:span><text:span text:style-name="T37">; </text:span><text:span text:style-name="T38">un buon imprenditore sa gestire bene le proprie risorse.</text:span></text:p>
          </table:table-cell>
          <table:table-cell table:style-name="Tabella1.A2" table:number-rows-spanned="3" office:value-type="string">
            <text:p text:style-name="P31"><text:span text:style-name="T29">C</text:span><text:span text:style-name="T28">ompetenze musicali</text:span><text:span text:style-name="T6">:</text:span></text:p>
            <text:p text:style-name="P8"><text:span text:style-name="T6"/></text:p>
            <text:p text:style-name="P31"><text:span text:style-name="T48">Ascolto </text:span><text:span text:style-name="T51">(discriminazione, interpretazione, analisi, comprensione)</text:span></text:p>
            <text:p text:style-name="P31"><text:span text:style-name="T48">Produzione </text:span><text:span text:style-name="T51">(esecuzione, improvvisazione, composizione)</text:span><text:span text:style-name="T48"> Letto-scrittura </text:span><text:span text:style-name="T51">(segni analogici, segni convenzionali)</text:span><text:span text:style-name="T21">.</text:span><text:span text:style-name="T22"> </text:span></text:p>
            <text:p text:style-name="P15"/>
            <text:p text:style-name="P25"/>
            <text:p text:style-name="P31"><text:span text:style-name="T28">Campi di esperienza</text:span><text:span text:style-name="T6">:</text:span></text:p>
            <text:p text:style-name="P31"><text:span text:style-name="T6"/></text:p>
            <text:p text:style-name="P33">Il sè e l'altro</text:p>
            <text:p text:style-name="P33">Il corpo in movimento</text:p>
            <text:p text:style-name="P33">Immagini, suoni, colori</text:p>
            <text:p text:style-name="P31"><text:span text:style-name="T49">La conoscenza del mondo</text:span></text:p>
          </table:table-cell>
          <table:covered-table-cell/>
        </table:table-row>
        <table:table-row table:style-name="Tabella1.1">
          <table:covered-table-cell/>
          <table:covered-table-cell/>
          <table:table-cell table:style-name="Tabella1.A2" office:value-type="string">
            <text:p text:style-name="P35"><text:span text:style-name="Emphasis"><text:span text:style-name="T27">Fase 2</text:span></text:span></text:p>
            <text:p text:style-name="P35"><text:span text:style-name="T5">Organizzazione di un ambiente (sequenze di attività - situazioni) in cui i partecipanti possano </text:span><text:span text:style-name="T1">Comprendere/ Comporre</text:span><text:span text:style-name="T5"> = analizzare – raggruppare – trascrivere - scomporre e ricomporre - eseguire – reinventare </text:span></text:p>
          </table:table-cell>
          <table:table-cell table:style-name="Tabella1.A2" office:value-type="string">
            <text:p text:style-name="P19"><text:span text:style-name="T53">- </text:span><text:span text:style-name="T55">presentazione di diversi tipi di strumenti musicali</text:span></text:p>
            <text:p text:style-name="P19">- <text:span text:style-name="T55">assegnazione dei ruoli definitivi dopo aver dato la possibilità a tutti di trovare il proprio problema musicale da risolvere</text:span></text:p>
            <text:p text:style-name="P19"/>
          </table:table-cell>
          <table:table-cell table:style-name="Tabella1.A2" office:value-type="string">
            <text:p text:style-name="P19"><text:span text:style-name="T53">- </text:span><text:span text:style-name="T55">ricerca della propria risonanza rispetto ad uno strumento o ad un ruolo</text:span></text:p>
            <text:p text:style-name="P19">- <text:span text:style-name="T55">confronto con gli altri attraverso lo scambio di idee e opinioni</text:span></text:p>
            <text:p text:style-name="P19">- <text:span text:style-name="T55">comprensione del proprio ruolo e dell'impegno utile alla finalizzazione del progetto</text:span></text:p>
          </table:table-cell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A2" office:value-type="string">
            <text:p text:style-name="P35"><text:span text:style-name="Emphasis"><text:span text:style-name="T27">Fase 3</text:span></text:span></text:p>
            <text:p text:style-name="P35"><text:span text:style-name="T4">allestimento di scenari e dispositivi in cui i partecipanti possano </text:span><text:span text:style-name="T2">Comunicare = mettere in forma</text:span><text:span text:style-name="T4"> quanto realizzato, al fine di condividerlo e valutare/valutarsi</text:span></text:p>
          </table:table-cell>
          <table:table-cell table:style-name="Tabella1.A2" office:value-type="string">
            <text:p text:style-name="P19"><text:span text:style-name="T53">- </text:span><text:span text:style-name="T55">organizzazione di un concerto finale</text:span></text:p>
            <text:p text:style-name="P19">- <text:span text:style-name="T55">predisposizione di un registrazione audio/video</text:span></text:p>
            <text:p text:style-name="P19">- <text:span text:style-name="T55">presentazione del progetto </text:span><text:span text:style-name="T56">con successivo dibattito riguardo al traguardo raggiunto</text:span></text:p>
          </table:table-cell>
          <table:table-cell table:style-name="Tabella1.A2" office:value-type="string">
            <text:p text:style-name="P20"><text:span text:style-name="T53">- </text:span><text:span text:style-name="T56">eseguire il brano scelto</text:span></text:p>
            <text:p text:style-name="P20">- <text:span text:style-name="T56">valutare l'evoluzione delle proprie competenze rispetto alle fasi iniziali del progetto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Puoi allegare una <text:span text:style-name="T30">demo</text:span>, scritta o audio/video, della tua strategia progettual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H2" table:number-columns-spanned="8" office:value-type="string">
            <text:list xml:id="list3340220866" text:style-name="WW8Num1">
              <text:list-item>
                <text:p text:style-name="P9">Potete trovare progetti articolati secondo questo schema tra le buone pratiche del sito <text:a xlink:type="simple" xlink:href="http://www.musicascuola.indire.it/" text:style-name="Internet_20_link" text:visited-style-name="Visited_20_Internet_20_Link"><text:span text:style-name="Internet_20_link">www.musicascuola.indire.it</text:span></text:a>. Cfr., per es.: E. Danzì, <text:span text:style-name="T50">Sud – Orff, </text:span><text:span text:style-name="T32"><text:s/>E. </text:span><text:soft-page-break/><text:span text:style-name="T32">Strobino, </text:span><text:span text:style-name="T50">Battimani, </text:span><text:span text:style-name="T32">C. Gigante, </text:span><text:span text:style-name="T50">Giochi, scherzi, danze e altro, </text:span><text:span text:style-name="T32">M. Vitali,</text:span><text:span text:style-name="T50"> Paesaggi sonori del 900, </text:span><text:span text:style-name="T32">L. Dalmasso, </text:span><text:span text:style-name="T50">Ritorno al futuro, ....</text:span></text:p>
              </text:list-item>
            </text:list>
            <text:p text:style-name="P8">Chi ha tempo, può ragionare meglio sulle voci dello schema leggendo in rete: F. Ferrari, <text:span text:style-name="T50">Progetti musicali nei contesti educativi. Una guida</text:span>. http://eum.unimc.it/img/cms/Quaderni_Pedagogia_Comunicazione_Musicale_Ferrari.pd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7">* Riferimento: OCSE (OECD)– PISA (Organizzazione per la Cooperazione e lo Sviluppo Economico - Programme for International Student Assessment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Roboto" svg:font-family="Roboto, Arial, sans-serif"/>
    <style:font-face style:name="Tahoma" svg:font-family="Tahoma"/>
    <style:font-face style:name="arial" svg:font-family="arial, sans-serif"/>
    <style:font-face style:name="Arial2" svg:font-family="Arial" style:font-family-generic="swiss"/>
    <style:font-face style:name="Andale Sans UI" svg:font-family="'Andale Sans UI'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tyle="italic" style:font-style-asian="italic" style:font-style-complex="italic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Emphasis" style:family="text">
      <style:text-properties fo:font-style="italic" style:font-style-asian="italic" style:font-style-complex="italic"/>
    </style:style>
    <style:style style:name="Footnote_20_Characters" style:display-name="Footnote Characters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_20__28_user_29_" style:display-name="Numbering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suffix=".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suffix=".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suffix=".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suffix=".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suffix=".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suffix=".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suffix=".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suffix=".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</meta:creation-date>
    <dc:date>2021-07-12T01:53:37.717000000</dc:date>
    <meta:editing-cycles>27</meta:editing-cycles>
    <meta:editing-duration>PT3H54M56S</meta:editing-duration>
    <meta:document-statistic meta:table-count="1" meta:image-count="0" meta:object-count="0" meta:page-count="2" meta:paragraph-count="62" meta:word-count="626" meta:character-count="4482" meta:non-whitespace-character-count="3902"/>
    <meta:generator>LibreOffice/7.1.4.2$Windows_X86_64 LibreOffice_project/a529a4fab45b75fefc5b6226684193eb000654f6</meta:generator>
  </office:meta>
</office:document-meta>
</file>